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73cm"/>
    </style:style>
    <style:style style:name="co2" style:family="table-column">
      <style:table-column-properties fo:break-before="auto" style:column-width="14.667cm"/>
    </style:style>
    <style:style style:name="co3" style:family="table-column">
      <style:table-column-properties fo:break-before="auto" style:column-width="25.1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643cm"/>
    </style:style>
    <style:style style:name="co6" style:family="table-column">
      <style:table-column-properties fo:break-before="auto" style:column-width="14.418cm"/>
    </style:style>
    <style:style style:name="co7" style:family="table-column">
      <style:table-column-properties fo:break-before="auto" style:column-width="25.605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1.533cm" fo:break-before="auto" style:use-optimal-row-height="false"/>
    </style:style>
    <style:style style:name="ro4" style:family="table-row">
      <style:table-row-properties style:row-height="2.101cm" fo:break-before="auto" style:use-optimal-row-height="false"/>
    </style:style>
    <style:style style:name="ro5" style:family="table-row">
      <style:table-row-properties style:row-height="0.852cm" fo:break-before="auto" style:use-optimal-row-height="false"/>
    </style:style>
    <style:style style:name="ro6" style:family="table-row">
      <style:table-row-properties style:row-height="2.667cm" fo:break-before="auto" style:use-optimal-row-height="false"/>
    </style:style>
    <style:style style:name="ro7" style:family="table-row">
      <style:table-row-properties style:row-height="3.2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666666" fo:border="0.74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11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style:font-size-asian="14pt" style:font-size-complex="14pt"/>
    </style:style>
    <style:style style:name="ce18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header-rows>
          <table:table-row table:style-name="ro1">
            <table:table-cell table:style-name="ce1" office:value-type="string" calcext:value-type="string" table:number-columns-spanned="2" table:number-rows-spanned="1">
              <text:p>Back-end</text:p>
            </table:table-cell>
            <table:covered-table-cell table:style-name="ce7"/>
            <table:table-cell table:style-name="ce1" office:value-type="string" calcext:value-type="string" table:number-columns-spanned="1" table:number-rows-spanned="2">
              <text:p>Remark</text:p>
            </table:table-cell>
            <table:table-cell table:number-columns-repeated="16381"/>
          </table:table-row>
          <table:table-row table:style-name="ro1">
            <table:table-cell table:style-name="ce2" office:value-type="string" calcext:value-type="string">
              <text:p>Python code</text:p>
            </table:table-cell>
            <table:table-cell table:style-name="ce2" office:value-type="string" calcext:value-type="string">
              <text:p>Added Function</text:p>
            </table:table-cell>
            <table:covered-table-cell table:style-name="ce7"/>
            <table:table-cell table:number-columns-repeated="16381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2">
            <text:p>bed_thermal_adjust.py</text:p>
          </table:table-cell>
          <table:table-cell table:style-name="ce8" office:value-type="string" calcext:value-type="string">
            <text:p>M140</text:p>
          </table:table-cell>
          <table:table-cell table:style-name="ce8" office:value-type="string" calcext:value-type="string">
            <text:p>Set Bed Temperatur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M190</text:p>
          </table:table-cell>
          <table:table-cell table:style-name="ce8" office:value-type="string" calcext:value-type="string">
            <text:p>Set Bed Temperature and Wait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2">
            <text:p>config_switch.py</text:p>
          </table:table-cell>
          <table:table-cell table:style-name="ce8" office:value-type="string" calcext:value-type="string">
            <text:p>SAVE_CONFIG_MODE</text:p>
          </table:table-cell>
          <table:table-cell table:style-name="ce8" office:value-type="string" calcext:value-type="string">
            <text:p>Save session variables, marked in printer.cfg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GGLE_CONFIG_MODE</text:p>
          </table:table-cell>
          <table:table-cell table:style-name="ce8" office:value-type="string" calcext:value-type="string">
            <text:p>Toggle saved session variable in printer.cfg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rounded_path.py</text:p>
          </table:table-cell>
          <table:table-cell table:style-name="ce8" office:value-type="string" calcext:value-type="string">
            <text:p>ROUNDED_G0</text:p>
          </table:table-cell>
          <table:table-cell table:style-name="ce8" office:value-type="string" calcext:value-type="string">
            <text:p>Rounded paths for fast travel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ool.py</text:p>
          </table:table-cell>
          <table:table-cell table:style-name="ce8" office:value-type="string" calcext:value-type="string">
            <text:p>ASSIGN_TOOL</text:p>
          </table:table-cell>
          <table:table-cell table:style-name="ce8" office:value-type="string" calcext:value-type="string">
            <text:p>Assign tool to tool number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9">
            <text:p>toolchanger.py</text:p>
          </table:table-cell>
          <table:table-cell table:style-name="ce8" office:value-type="string" calcext:value-type="string">
            <text:p>INITIALIZE_TOOLCHANGER</text:p>
          </table:table-cell>
          <table:table-cell table:style-name="ce8" office:value-type="string" calcext:value-type="string">
            <text:p>Initialize the toolchanger</text:p>
          </table:table-cell>
          <table:table-cell table:number-columns-repeated="16381"/>
        </table:table-row>
        <table:table-row table:style-name="ro3">
          <table:covered-table-cell table:style-name="ce5"/>
          <table:table-cell table:style-name="ce9" office:value-type="string" calcext:value-type="string">
            <text:p>RESET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3">
          <table:covered-table-cell table:style-name="ce5"/>
          <table:table-cell table:style-name="ce11" office:value-type="string" calcext:value-type="string">
            <text:p>SAVE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ELECT_TOOL</text:p>
          </table:table-cell>
          <table:table-cell table:style-name="ce8" office:value-type="string" calcext:value-type="string">
            <text:p>Select active tool</text:p>
          </table:table-cell>
          <table:table-cell table:number-columns-repeated="16381"/>
        </table:table-row>
        <table:table-row table:style-name="ro4">
          <table:covered-table-cell table:style-name="ce5"/>
          <table:table-cell table:style-name="ce11" office:value-type="string" calcext:value-type="string">
            <text:p>SELECT_TOOL_ERROR</text:p>
          </table:table-cell>
          <table:table-cell table:style-name="ce8" office:value-type="string" calcext:value-type="string">
            <text:p>[deprecated]</text:p>
            <text:p>Abort tool change and mark the active toolchanger as failed.</text:p>
            <text:p>This command will cause Klipper shutdown.</text:p>
          </table:table-cell>
          <table:table-cell table:number-columns-repeated="16381"/>
        </table:table-row>
        <table:table-row table:style-name="ro3">
          <table:covered-table-cell table:style-name="ce5"/>
          <table:table-cell table:style-name="ce11" office:value-type="string" calcext:value-type="string">
            <text:p>SET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ET_TOOL_TEMPERATURE</text:p>
          </table:table-cell>
          <table:table-cell table:style-name="ce8" office:value-type="string" calcext:value-type="string">
            <text:p>Set temperature for tool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EST_TOOL_DOCKING</text:p>
          </table:table-cell>
          <table:table-cell table:style-name="ce8" office:value-type="string" calcext:value-type="string">
            <text:p>Unselect active tool and select it again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UNSELECT_TOOL</text:p>
          </table:table-cell>
          <table:table-cell table:style-name="ce8" office:value-type="string" calcext:value-type="string">
            <text:p>Unselect active tool without selecting a new one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ool_probe.py</text:p>
          </table:table-cell>
          <table:table-cell table:style-name="ce8"/>
          <table:table-cell table:style-name="ce8" office:value-type="string" calcext:value-type="string">
            <text:p>Provide functions for other back-end code block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_probe_endstop.py</text:p>
          </table:table-cell>
          <table:table-cell table:style-name="ce8" office:value-type="string" calcext:value-type="string">
            <text:p>DETECT_ACTIVE_TOOL_PROBE</text:p>
          </table:table-cell>
          <table:table-cell table:style-name="ce8" office:value-type="string" calcext:value-type="string">
            <text:p>Detect which tool is active by identifying a probe that is NOT triggered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PROBE_ACCURACY</text:p>
          </table:table-cell>
          <table:table-cell table:style-name="ce8" office:value-type="string" calcext:value-type="string">
            <text:p>Adapt the PROBE_ACCURACY command to work with multi tool-head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ET_ACTIVE_TOOL_PROBE</text:p>
          </table:table-cell>
          <table:table-cell table:style-name="ce8" office:value-type="string" calcext:value-type="string">
            <text:p>Set the tool probe that will act as the Z endsto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TART_TOOL_PROBE_CRASH_DETECTION</text:p>
          </table:table-cell>
          <table:table-cell table:style-name="ce8" office:value-type="string" calcext:value-type="string">
            <text:p>Start detecting tool crashe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STOP_TOOL_PROBE_CRASH_DETECTION</text:p>
          </table:table-cell>
          <table:table-cell table:style-name="ce8" office:value-type="string" calcext:value-type="string">
            <text:p>Stop detecting tool crashe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s_calibrate.py</text:p>
          </table:table-cell>
          <table:table-cell table:style-name="ce8" office:value-type="string" calcext:value-type="string">
            <text:p>TOOL_CALIBRATE_PROBE_OFFSET</text:p>
          </table:table-cell>
          <table:table-cell table:style-name="ce8" office:value-type="string" calcext:value-type="string">
            <text:p>Calibrate the tool probe offset to nozzle ti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OL_CALIBRATE_QUERY_PROBE</text:p>
          </table:table-cell>
          <table:table-cell table:style-name="ce8" office:value-type="string" calcext:value-type="string">
            <text:p>Return the state of calibration prob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OL_CALIBRATE_SAVE_TOOL_OFFSET</text:p>
          </table:table-cell>
          <table:table-cell table:style-name="ce8" office:value-type="string" calcext:value-type="string">
            <text:p>Save tool offset calibration to config folder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OL_CALIBRATE_TOOL_OFFSET</text:p>
          </table:table-cell>
          <table:table-cell table:style-name="ce8" office:value-type="string" calcext:value-type="string">
            <text:p>Calibrate current tool offset relative to tool 0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8" office:value-type="string" calcext:value-type="string">
            <text:p>TOOL_LOCATE_SENSOR</text:p>
          </table:table-cell>
          <table:table-cell table:style-name="ce8" office:value-type="string" calcext:value-type="string">
            <text:p>Locate the tool calibration sensor</text:p>
          </table:table-cell>
          <table:table-cell table:number-columns-repeated="16381"/>
        </table:table-row>
        <table:table-row table:style-name="ro5" table:number-rows-repeated="104854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efault G-code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number-columns-repeated="1018" table:default-cell-style-name="ce13"/>
        <table:table-column table:style-name="co4" table:number-columns-repeated="3" table:default-cell-style-name="ce19"/>
        <table:table-header-rows>
          <table:table-row table:style-name="ro1">
            <table:table-cell table:style-name="ce18" office:value-type="string" calcext:value-type="string">
              <text:p>File</text:p>
            </table:table-cell>
            <table:table-cell table:style-name="ce18" office:value-type="string" calcext:value-type="string">
              <text:p>G-code</text:p>
            </table:table-cell>
            <table:table-cell table:style-name="ce18" office:value-type="string" calcext:value-type="string">
              <text:p>Remark</text:p>
            </table:table-cell>
            <table:table-cell table:style-name="ce15" table:number-columns-repeated="1018"/>
            <table:table-cell table:number-columns-repeated="3"/>
          </table:table-row>
        </table:table-header-rows>
        <table:table-row table:style-name="ro3">
          <table:table-cell table:style-name="ce20" office:value-type="string" calcext:value-type="string">
            <text:p>config_switch.cfg</text:p>
          </table:table-cell>
          <table:table-cell table:style-name="ce20" office:value-type="string" calcext:value-type="string">
            <text:p>[gcode_macro CONFIG_TOGGLE]</text:p>
          </table:table-cell>
          <table:table-cell table:style-name="ce20" office:value-type="string" calcext:value-type="string">
            <text:p>Save current configuration,</text:p>
            <text:p>and toggle between the configuration with-dock and without-dock.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1" table:number-rows-spanned="4">
            <text:p>homing.cfg</text:p>
          </table:table-cell>
          <table:table-cell table:style-name="ce20" office:value-type="string" calcext:value-type="string">
            <text:p>[force_move]</text:p>
          </table:table-cell>
          <table:table-cell table:style-name="ce20" office:value-type="string" calcext:value-type="string">
            <text:p>Enable the ability to force the printer to move without being homed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homing_override]</text:p>
          </table:table-cell>
          <table:table-cell table:style-name="ce20" office:value-type="string" calcext:value-type="string">
            <text:p>Override the default homing routine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ADJUST_Z_HOME_FOR_TOOL_OFFSET]</text:p>
          </table:table-cell>
          <table:table-cell table:style-name="ce20" office:value-type="string" calcext:value-type="string">
            <text:p>Correct the physical Z endstop offset, relative to T0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3" office:value-type="string" calcext:value-type="string">
            <text:p>[gcode_macro _APPLY_ACTIVE_TOOL_GCODE_OFFSETS]</text:p>
          </table:table-cell>
          <table:table-cell table:style-name="ce20" office:value-type="string" calcext:value-type="string">
            <text:p>Apply active tool gcode offsets.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 table:number-columns-spanned="1" table:number-rows-spanned="4">
            <text:p>nozzle_clean.cfg</text:p>
          </table:table-cell>
          <table:table-cell table:style-name="ce23" office:value-type="string" calcext:value-type="string">
            <text:p>[gcode_macro CLEAN_NOZZLE]</text:p>
          </table:table-cell>
          <table:table-cell table:style-name="ce20" office:value-type="string" calcext:value-type="string">
            <text:p><text:span text:style-name="T1">description: [TOOL=&lt;index&gt;]</text:span> </text:p>
            <text:p>  Leave empty to clean active tool.</text:p>
            <text:p>  Set tool number for specific tool.</text:p>
            <text:p>  Set “A” or “a” to clean all tools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3" office:value-type="string" calcext:value-type="string">
            <text:p>[gcode_macro _SCRUB]</text:p>
          </table:table-cell>
          <table:table-cell table:style-name="ce20" office:value-type="string" calcext:value-type="string" table:number-columns-spanned="1" table:number-rows-spanned="2">
            <text:p>Back-end function for CLEAN_NOZZLE / _CLEAN_MID_PRINT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3" office:value-type="string" calcext:value-type="string">
            <text:p>[gcode_macro _CLEAN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3" office:value-type="string" calcext:value-type="string">
            <text:p>[gcode_macro _CLEAN_MID_PRINT]</text:p>
          </table:table-cell>
          <table:table-cell table:style-name="ce20" office:value-type="string" calcext:value-type="string">
            <text:p>Clean active tool, mid print.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offsets_adjust_record.cfg</text:p>
          </table:table-cell>
          <table:table-cell table:style-name="ce20" office:value-type="string" calcext:value-type="string">
            <text:p>TBD</text:p>
          </table:table-cell>
          <table:table-cell table:style-name="ce20" office:value-type="string" calcext:value-type="string">
            <text:p>[In development]</text:p>
          </table:table-cell>
          <table:table-cell table:number-columns-repeated="1021"/>
        </table:table-row>
        <table:table-row table:style-name="ro6">
          <table:table-cell table:style-name="ce20" office:value-type="string" calcext:value-type="string" table:number-columns-spanned="1" table:number-rows-spanned="8">
            <text:p>overwrite.cfg</text:p>
          </table:table-cell>
          <table:table-cell table:style-name="ce20" office:value-type="string" calcext:value-type="string">
            <text:p>[gcode_macro M104]</text:p>
          </table:table-cell>
          <table:table-cell table:style-name="ce20" office:value-type="string" calcext:value-type="string">
            <text:p>description: [T&lt;index&gt;] [S&lt;temperature&gt;]</text:p>
            <text:p>  Set tool temperature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6">
          <table:covered-table-cell table:style-name="ce20"/>
          <table:table-cell table:style-name="ce20" office:value-type="string" calcext:value-type="string">
            <text:p>[gcode_macro M109]</text:p>
          </table:table-cell>
          <table:table-cell table:style-name="ce20" office:value-type="string" calcext:value-type="string">
            <text:p>description: [T&lt;index&gt;] [S&lt;temperature&gt;]</text:p>
            <text:p>  Set tool temperature and wait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4">
          <table:covered-table-cell table:style-name="ce20"/>
          <table:table-cell table:style-name="ce20" office:value-type="string" calcext:value-type="string">
            <text:p>[gcode_macro M106]</text:p>
          </table:table-cell>
          <table:table-cell table:style-name="ce20" office:value-type="string" calcext:value-type="string">
            <text:p>description: Override "M106" to allow multiple extruders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0" office:value-type="string" calcext:value-type="string">
            <text:p>[gcode_macro M107]</text:p>
          </table:table-cell>
          <table:table-cell table:style-name="ce20" office:value-type="string" calcext:value-type="string">
            <text:p>description: Override "M107" to allow multiple extruders.</text:p>
            <text:p>  T= Tool number, optional. If this parameter is not provided, the current tool is used.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0" office:value-type="string" calcext:value-type="string">
            <text:p>[gcode_macro BED_MESH_CALIBRATE]</text:p>
          </table:table-cell>
          <table:table-cell table:style-name="ce20" office:value-type="string" calcext:value-type="string">
            <text:p>description: [ BASE_BED_MESH_CALIBRATE ADAPTIVE=1 ]</text:p>
            <text:p>    But, accounting for tool_z_offset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QUAD_GANTRY_LEVEL]</text:p>
          </table:table-cell>
          <table:table-cell table:style-name="ce20" office:value-type="string" calcext:value-type="string">
            <text:p>Check calibration probe and initialse toolhead before QGL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CPI_CHECK]</text:p>
          </table:table-cell>
          <table:table-cell table:style-name="ce20" office:value-type="string" calcext:value-type="string" table:number-columns-spanned="1" table:number-rows-spanned="2">
            <text:p>Back-end function for QUAD_GANTRY_LEVEL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QGL]</text:p>
          </table:table-cell>
          <table:covered-table-cell table:style-name="ce20"/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1" table:number-rows-spanned="7">
            <text:p>print_time_default.cfg</text:p>
          </table:table-cell>
          <table:table-cell table:style-name="ce20" office:value-type="string" calcext:value-type="string">
            <text:p>[gcode_macro PRINT_START]</text:p>
          </table:table-cell>
          <table:table-cell table:style-name="ce20" office:value-type="string" calcext:value-type="string" table:number-columns-spanned="1" table:number-rows-spanned="5">
            <text:p>Print time macros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PRINT_END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PAUSE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RESUME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CANCEL_PRINT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CHANGER_TURN_OFF_FANS]</text:p>
          </table:table-cell>
          <table:table-cell table:style-name="ce20" office:value-type="string" calcext:value-type="string">
            <text:p>Back-end function for PRINT_END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0" office:value-type="string" calcext:value-type="string">
            <text:p>[gcode_macro _TOOLCHANGER_DISABLE_EXTRUDER_STEPPERS]</text:p>
          </table:table-cell>
          <table:table-cell table:style-name="ce20" office:value-type="string" calcext:value-type="string">
            <text:p>Imported from DraftShift. This macros seems too useful to be removed, but MissChanger v1.2 don’t use it.</text:p>
          </table:table-cell>
          <table:table-cell table:number-columns-repeated="1021"/>
        </table:table-row>
        <table:table-row table:style-name="ro3">
          <table:table-cell table:style-name="ce20" office:value-type="string" calcext:value-type="string" table:number-columns-spanned="1" table:number-rows-spanned="13">
            <text:p>tool_calibrate.cfg</text:p>
          </table:table-cell>
          <table:table-cell table:style-name="ce20" office:value-type="string" calcext:value-type="string">
            <text:p>[gcode_macro CALIBRATE_OFFSETS]</text:p>
          </table:table-cell>
          <table:table-cell table:style-name="ce20" office:value-type="string" calcext:value-type="string">
            <text:p><text:span text:style-name="T1">description: [TOOL=&lt;index&gt;]</text:span></text:p>
            <text:p>Offsets calibration</text:p>
          </table:table-cell>
          <table:table-cell table:number-columns-repeated="1021"/>
        </table:table-row>
        <table:table-row table:style-name="ro4">
          <table:covered-table-cell table:style-name="ce20"/>
          <table:table-cell table:style-name="ce20" office:value-type="string" calcext:value-type="string">
            <text:p>[gcode_macro CALIBRATE_ABSOLUTE_Z]</text:p>
          </table:table-cell>
          <table:table-cell table:style-name="ce20" office:value-type="string" calcext:value-type="string">
            <text:p><text:span text:style-name="T1">description: [TOOL=&lt;index&gt;]</text:span></text:p>
            <text:p>Absolute z offset calibration, in reference to the bed.</text:p>
            <text:p>This function is for calibration probes that can’t be used for the calibration of the absolute z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CALIBRATE_ABSOLUTE_Z_VARIABLE</text:p>
          </table:table-cell>
          <table:table-cell table:style-name="ce20" office:value-type="string" calcext:value-type="string" table:number-columns-spanned="1" table:number-rows-spanned="9">
            <text:p>Back-end functions for CALIBRATE_ABSOLUTE_Z.</text:p>
            <text:p>It has to be done this way to overcome some Klipper quirks with handling variables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PROBE_START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PROBE_TOOL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PROBE_CENTRE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RECORD_CURRENT_POSITION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RECORD_PROBE_DEVIATON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CALCULATE_Z_OFFSET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SAVE_Z_OFFSET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CALIBRATE_MOVE_OVER_PROBE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CHECK_PROBE]</text:p>
          </table:table-cell>
          <table:table-cell table:style-name="ce20" office:value-type="string" calcext:value-type="string" table:number-columns-spanned="1" table:number-rows-spanned="2">
            <text:p>Back-end functions for CALIBRATE_OFFSETS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CALIBRATE_OFFSETS]</text:p>
          </table:table-cell>
          <table:covered-table-cell table:style-name="ce20"/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1" table:number-rows-spanned="11">
            <text:p>toolchanger.cfg</text:p>
            <text:p/>
            <text:p>* Unlike macros in other files, these are all back-end functions, either for each others or for the relevant section in misschanger_settings.cfg</text:p>
          </table:table-cell>
          <table:table-cell table:style-name="ce20" office:value-type="string" calcext:value-type="string">
            <text:p>[gcode_macro _fan_speed]</text:p>
          </table:table-cell>
          <table:table-cell table:style-name="ce20" office:value-type="string" calcext:value-type="string">
            <text:p>Back-end function for _BEFORE_SELECT_TOOL</text:p>
          </table:table-cell>
          <table:table-cell table:number-columns-repeated="1021"/>
        </table:table-row>
        <table:table-row table:style-name="ro4">
          <table:covered-table-cell table:style-name="ce20"/>
          <table:table-cell table:style-name="ce20" office:value-type="string" calcext:value-type="string">
            <text:p>[gcode_macro _BEFORE_SELECT_TOOL]</text:p>
          </table:table-cell>
          <table:table-cell table:style-name="ce20" office:value-type="string" calcext:value-type="string">
            <text:p>description: [TOOL=&lt;index&gt;]</text:p>
            <text:p>routine to be completed before SELECT_TOOL. Including:</text:p>
            <text:p>- part fan control</text:p>
          </table:table-cell>
          <table:table-cell table:number-columns-repeated="1021"/>
        </table:table-row>
        <table:table-row table:style-name="ro7">
          <table:covered-table-cell table:style-name="ce20"/>
          <table:table-cell table:style-name="ce20" office:value-type="string" calcext:value-type="string">
            <text:p>[gcode_macro _AFTER_SELECT_TOOL]</text:p>
          </table:table-cell>
          <table:table-cell table:style-name="ce20" office:value-type="string" calcext:value-type="string">
            <text:p>description: [TOOL=&lt;index&gt;]</text:p>
            <text:p>routine to be completed after SELECT_TOOL. including:</text:p>
            <text:p>- check for tool-change failures</text:p>
            <text:p>- turning on/off crash detection</text:p>
            <text:p>- restore position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_BEFORE_CHANGE]</text:p>
          </table:table-cell>
          <table:table-cell table:style-name="ce20" office:value-type="string" calcext:value-type="string" table:number-columns-spanned="1" table:number-rows-spanned="4">
            <text:p>Back-end function for SELECT_TOOL.</text:p>
            <text:p><text:span text:style-name="T1">description: [TOOL=&lt;index&gt;]</text:span>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_AFTER_CHANGE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_DROPOFF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_PICKUP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print_time]</text:p>
          </table:table-cell>
          <table:table-cell table:style-name="ce20" office:value-type="string" calcext:value-type="string">
            <text:p>Print time static variables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AP_PROBE_ACTIVATE]</text:p>
          </table:table-cell>
          <table:table-cell table:style-name="ce20" office:value-type="string" calcext:value-type="string">
            <text:p>Prevent probing if the nozzle is too hot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INITIALIZE_FROM_DETECTED_TOOL]</text:p>
          </table:table-cell>
          <table:table-cell table:style-name="ce20" office:value-type="string" calcext:value-type="string">
            <text:p>Initial from detected tool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CHANGER_CRASH]</text:p>
          </table:table-cell>
          <table:table-cell table:style-name="ce20" office:value-type="string" calcext:value-type="string">
            <text:p>Crash routine.</text:p>
          </table:table-cell>
          <table:table-cell table:number-columns-repeated="1021"/>
        </table:table-row>
        <table:table-row table:style-name="ro5" table:number-rows-repeated="2">
          <table:table-cell table:style-name="ce12" table:number-columns-repeated="3"/>
          <table:table-cell table:number-columns-repeated="1021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24:'klipper-extra'.C2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efault G-code'.B7:'Default G-code'.C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cale-to="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4:02:54.743320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2:00.572615212</meta:creation-date>
    <dc:date>2024-12-29T15:23:38.762725552</dc:date>
    <meta:editing-duration>P1DT3H13M46S</meta:editing-duration>
    <meta:editing-cycles>110</meta:editing-cycles>
    <meta:generator>LibreOffice/24.8.4.2$Linux_X86_64 LibreOffice_project/bb3cfa12c7b1bf994ecc5649a80400d06cd71002</meta:generator>
    <meta:print-date>2024-12-29T15:01:46.730031029</meta:print-date>
    <meta:document-statistic meta:table-count="2" meta:cell-count="154" meta:object-count="0"/>
  </office:meta>
</office:document-meta>
</file>